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6da" officeooo:paragraph-rsid="0017c6da"/>
    </style:style>
    <style:style style:name="P2" style:family="paragraph" style:parent-style-name="Standard">
      <style:paragraph-properties fo:text-align="center" style:justify-single-word="false"/>
      <style:text-properties fo:font-size="16pt" officeooo:rsid="0017c6da" officeooo:paragraph-rsid="0017c6da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26pt" officeooo:rsid="0017c6da" officeooo:paragraph-rsid="0017c6da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PLANIFICACIÓN DISEÑO RESULTADOS</text:p>
      <text:p text:style-name="P2">LOS MAKELELES</text:p>
      <text:p text:style-name="P1"/>
      <text:p text:style-name="P1">Para crear los equipos, nuestro programa generara unos equipos sugeridos, de los cuales se podrán modificar alumnos, para que el usuario no tenga ningún tipo de problema, cuando se vaya a cambiar algún alumno, se mostraran primero todos los alumnos <text:s/>con perfiles similares para evitar que se desequilibren los equipos.</text:p>
      <text:p text:style-name="P1"/>
      <text:p text:style-name="P1">Los administradores podrán ver cuantas preguntas llevan respondidas los alumnos de un grupo cuando estén realizando el test y una vez terminado se mostraran todos los alumnos del grupo con sus respectivos porcentajes de personalidad según el tipo de respuestas que estos hayan dado en el test.</text:p>
      <text:p text:style-name="P1"/>
      <text:p text:style-name="P1">Por ultimo, nuestro diseño se enfoca en la sencillez para el usuario, ya que conocemos que no todos los usuarios tienen porque saber manejar ciertas aplicaciones y queremos que la nuestra sea lo suficientemente user-friendly para evitar todo tipo de problemas cuando se utilice TeamMak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09:45:20.127734890</meta:creation-date>
    <dc:date>2021-11-04T09:57:14.865470107</dc:date>
    <meta:editing-duration>PT1M34S</meta:editing-duration>
    <meta:editing-cycles>1</meta:editing-cycles>
    <meta:document-statistic meta:table-count="0" meta:image-count="0" meta:object-count="0" meta:page-count="1" meta:paragraph-count="5" meta:word-count="147" meta:character-count="943" meta:non-whitespace-character-count="800"/>
    <meta:generator>LibreOffice/6.4.7.2$Linux_X86_64 LibreOffice_project/40$Build-2</meta:generator>
  </office:meta>
</office:document-meta>
</file>